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rsid="001bbfcb" officeooo:paragraph-rsid="001bbfcb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1bdf5b" officeooo:paragraph-rsid="001bdf5b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ccb45" officeooo:paragraph-rsid="001ccb45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1ccb45" officeooo:paragraph-rsid="001ccb45"/>
    </style:style>
    <style:style style:name="P6" style:family="paragraph" style:parent-style-name="Table_20_Contents">
      <style:paragraph-properties fo:text-align="start" style:justify-single-word="false"/>
      <style:text-properties officeooo:rsid="001e51d3" officeooo:paragraph-rsid="001e51d3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1e51d3" officeooo:paragraph-rsid="001e51d3"/>
    </style:style>
    <style:style style:name="P8" style:family="paragraph" style:parent-style-name="Table_20_Contents">
      <style:paragraph-properties fo:text-align="start" style:justify-single-word="false"/>
      <style:text-properties officeooo:rsid="001ea359" officeooo:paragraph-rsid="001ea359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1ea359" officeooo:paragraph-rsid="001ea359"/>
    </style:style>
    <style:style style:name="P10" style:family="paragraph" style:parent-style-name="Table_20_Contents">
      <style:paragraph-properties fo:text-align="start" style:justify-single-word="false"/>
      <style:text-properties officeooo:rsid="00205989" officeooo:paragraph-rsid="00205989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0205989" officeooo:paragraph-rsid="00205989"/>
    </style:style>
    <style:style style:name="P12" style:family="paragraph" style:parent-style-name="Table_20_Contents">
      <style:paragraph-properties fo:text-align="start" style:justify-single-word="false"/>
      <style:text-properties officeooo:rsid="0020f103" officeooo:paragraph-rsid="0020f103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020f103" officeooo:paragraph-rsid="0020f103"/>
    </style:style>
    <style:style style:name="P14" style:family="paragraph" style:parent-style-name="Table_20_Contents">
      <style:paragraph-properties fo:text-align="start" style:justify-single-word="false"/>
      <style:text-properties officeooo:rsid="002151e9" officeooo:paragraph-rsid="002151e9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02151e9" officeooo:paragraph-rsid="002151e9"/>
    </style:style>
    <style:style style:name="P16" style:family="paragraph" style:parent-style-name="Table_20_Contents">
      <style:paragraph-properties fo:text-align="start" style:justify-single-word="false"/>
      <style:text-properties officeooo:rsid="0022bcb5" officeooo:paragraph-rsid="0022bcb5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022bcb5" officeooo:paragraph-rsid="0022bc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ies</text:p>
      <text:p text:style-name="P2">Write a text from a choice of text types- story. 100 words.</text:p>
      <text:p text:style-name="P2">Candidates are given the first sentence of the story. They must continue the story with clear kinks to the opening sentence.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Starting</text:p>
          </table:table-cell>
          <table:table-cell table:style-name="Tabla1.B1" office:value-type="string">
            <text:list xml:id="list2631232927" text:style-name="L1">
              <text:list-item>
                <text:p text:style-name="P5">It all began …</text:p>
              </text:list-item>
              <text:list-item>
                <text:p text:style-name="P5">When I first …</text:p>
              </text:list-item>
              <text:list-item>
                <text:p text:style-name="P5">At the beggining …</text:p>
              </text:list-item>
              <text:list-item>
                <text:p text:style-name="P5">I was a hot summer day …</text:p>
              </text:list-item>
            </text:list>
          </table:table-cell>
        </table:table-row>
        <table:table-row>
          <table:table-cell table:style-name="Tabla1.A2" office:value-type="string">
            <text:p text:style-name="P6">Tenses</text:p>
          </table:table-cell>
          <table:table-cell table:style-name="Tabla1.B2" office:value-type="string">
            <text:list xml:id="list95309480274048" text:continue-numbering="true" text:style-name="L1">
              <text:list-item>
                <text:p text:style-name="P7">Past simple for main events</text:p>
              </text:list-item>
              <text:list-item>
                <text:p text:style-name="P7">Past continuous for longer actions</text:p>
              </text:list-item>
              <text:list-item>
                <text:p text:style-name="P7">Past perfect for background events</text:p>
              </text:list-item>
            </text:list>
          </table:table-cell>
        </table:table-row>
        <table:table-row>
          <table:table-cell table:style-name="Tabla1.A2" office:value-type="string">
            <text:p text:style-name="P8">Adjectives</text:p>
          </table:table-cell>
          <table:table-cell table:style-name="Tabla1.B2" office:value-type="string">
            <text:list xml:id="list95310550556957" text:continue-numbering="true" text:style-name="L1">
              <text:list-item>
                <text:p text:style-name="P9">To describe people: friendly, tall, kind</text:p>
              </text:list-item>
              <text:list-item>
                <text:p text:style-name="P9">To describe places: busy, quiet modern</text:p>
              </text:list-item>
              <text:list-item>
                <text:p text:style-name="P9">To describe feelings: excited, angry, delighted</text:p>
              </text:list-item>
            </text:list>
          </table:table-cell>
        </table:table-row>
        <table:table-row>
          <table:table-cell table:style-name="Tabla1.A2" office:value-type="string">
            <text:p text:style-name="P10">Adverbs</text:p>
          </table:table-cell>
          <table:table-cell table:style-name="Tabla1.B2" office:value-type="string">
            <text:list xml:id="list95310152941259" text:continue-numbering="true" text:style-name="L1">
              <text:list-item>
                <text:p text:style-name="P11">To describe how someone does something: quickly, slowly, carefully</text:p>
              </text:list-item>
              <text:list-item>
                <text:p text:style-name="P11">To comment on what happened: luckily, fortunately, unfortunately</text:p>
              </text:list-item>
            </text:list>
          </table:table-cell>
        </table:table-row>
        <table:table-row>
          <table:table-cell table:style-name="Tabla1.A2" office:value-type="string">
            <text:p text:style-name="P12">Time expressions</text:p>
          </table:table-cell>
          <table:table-cell table:style-name="Tabla1.B2" office:value-type="string">
            <text:list xml:id="list95309499378132" text:continue-numbering="true" text:style-name="L1">
              <text:list-item>
                <text:p text:style-name="P13">Then</text:p>
              </text:list-item>
              <text:list-item>
                <text:p text:style-name="P13">After that</text:p>
              </text:list-item>
              <text:list-item>
                <text:p text:style-name="P13">As soon as</text:p>
              </text:list-item>
              <text:list-item>
                <text:p text:style-name="P13">While/As</text:p>
              </text:list-item>
              <text:list-item>
                <text:p text:style-name="P13">Meanwhile</text:p>
              </text:list-item>
              <text:list-item>
                <text:p text:style-name="P13">Sometimelater</text:p>
              </text:list-item>
              <text:list-item>
                <text:p text:style-name="P13">A little later</text:p>
              </text:list-item>
              <text:list-item>
                <text:p text:style-name="P13">A few minutes later</text:p>
              </text:list-item>
              <text:list-item>
                <text:p text:style-name="P13">A moment later</text:p>
              </text:list-item>
              <text:list-item>
                <text:p text:style-name="P13">Later that morning/afternoon/day/night…</text:p>
              </text:list-item>
              <text:list-item>
                <text:p text:style-name="P13">Just then</text:p>
              </text:list-item>
              <text:list-item>
                <text:p text:style-name="P13">Not long afterwards</text:p>
              </text:list-item>
              <text:list-item>
                <text:p text:style-name="P13">Suddendly,</text:p>
              </text:list-item>
              <text:list-item>
                <text:p text:style-name="P13">All of a sudden</text:p>
              </text:list-item>
              <text:list-item>
                <text:p text:style-name="P13">Without warning</text:p>
              </text:list-item>
              <text:list-item>
                <text:p text:style-name="P13">Just at that moment</text:p>
              </text:list-item>
              <text:list-item>
                <text:p text:style-name="P13">Unexpectelly</text:p>
              </text:list-item>
            </text:list>
          </table:table-cell>
        </table:table-row>
        <table:table-row>
          <table:table-cell table:style-name="Tabla1.A2" office:value-type="string">
            <text:p text:style-name="P14">Create suspense</text:p>
          </table:table-cell>
          <table:table-cell table:style-name="Tabla1.B2" office:value-type="string">
            <text:list xml:id="list95310009565089" text:continue-numbering="true" text:style-name="L1">
              <text:list-item>
                <text:p text:style-name="P15">Out of the blue</text:p>
              </text:list-item>
              <text:list-item>
                <text:p text:style-name="P15">Out of nowhere</text:p>
              </text:list-item>
              <text:list-item>
                <text:p text:style-name="P15">Right away/Straight away</text:p>
              </text:list-item>
            </text:list>
          </table:table-cell>
        </table:table-row>
        <table:table-row>
          <table:table-cell table:style-name="Tabla1.A2" office:value-type="string">
            <text:p text:style-name="P16">Direct style</text:p>
          </table:table-cell>
          <table:table-cell table:style-name="Tabla1.B2" office:value-type="string">
            <text:list xml:id="list95310499795605" text:continue-numbering="true" text:style-name="L1">
              <text:list-item>
                <text:p text:style-name="P17">“I’m comming with you”, she said</text:p>
              </text:list-item>
              <text:list-item>
                <text:p text:style-name="P17">“Do you like it?”, he asked</text:p>
              </text:list-item>
              <text:list-item>
                <text:p text:style-name="P17">“Don’t do it!”, he screamed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 table:number-columns-repeated="2"/>
        <text:soft-page-break/>
        <table:table-row>
          <table:table-cell table:style-name="Tabla2.A1" office:value-type="string">
            <text:p text:style-name="P16">Ending story</text:p>
          </table:table-cell>
          <table:table-cell table:style-name="Tabla2.B1" office:value-type="string">
            <text:list xml:id="list95309050725991" text:continue-numbering="true" text:style-name="L1">
              <text:list-item>
                <text:p text:style-name="P17">Finally</text:p>
              </text:list-item>
              <text:list-item>
                <text:p text:style-name="P17">When it was all over</text:p>
              </text:list-item>
              <text:list-item>
                <text:p text:style-name="P17">Eventually</text:p>
              </text:list-item>
              <text:list-item>
                <text:p text:style-name="P17">After everything that happened</text:p>
              </text:list-item>
              <text:list-item>
                <text:p text:style-name="P17">Luckily</text:p>
              </text:list-item>
              <text:list-item>
                <text:p text:style-name="P17">In the end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9:43:50.688000000</meta:creation-date>
    <meta:generator>LibreOffice/6.4.2.2$Windows_X86_64 LibreOffice_project/4e471d8c02c9c90f512f7f9ead8875b57fcb1ec3</meta:generator>
    <dc:date>2022-06-23T09:53:07.842000000</dc:date>
    <meta:editing-duration>PT9M13S</meta:editing-duration>
    <meta:editing-cycles>9</meta:editing-cycles>
    <meta:document-statistic meta:table-count="2" meta:image-count="0" meta:object-count="0" meta:page-count="2" meta:paragraph-count="52" meta:word-count="237" meta:character-count="1199" meta:non-whitespace-character-count="1055"/>
  </office:meta>
</office:document-meta>
</file>